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Andale Mono', 'Ubuntu Mono'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7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8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T1" style:family="text">
      <style:text-properties fo:color="#dcdcaa" loext:opacity="100%" style:font-name="Menlo" fo:font-size="9.75pt" fo:background-color="#1e1e1e" loext:char-shading-value="0" loext:padding="0.049cm" loext:border="0.06pt solid #131923"/>
    </style:style>
    <style:style style:name="T2" style:family="text">
      <style:text-properties fo:color="#d4d4d4" loext:opacity="100%" style:font-name="Menlo" fo:font-size="9.75pt" fo:background-color="#1e1e1e" loext:char-shading-value="0" loext:padding="0.049cm" loext:border="0.06pt solid #13192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atnikOnline - Dokumentacja</text:h>
      <text:h text:style-name="Heading_20_2" text:outline-level="2">Spis treści</text:h>
      <text:list text:style-name="L1">
        <text:list-item>
          <text:p text:style-name="P1"><text:a xlink:type="simple" xlink:href="https://lovable.dev/projects/a041df4f-dac1-427b-b8c5-75791edf933d#opis-aplikacji" text:style-name="Internet_20_link" text:visited-style-name="Visited_20_Internet_20_Link">Opis aplikacji</text:a> </text:p>
        </text:list-item>
        <text:list-item>
          <text:p text:style-name="P1"><text:a xlink:type="simple" xlink:href="https://lovable.dev/projects/a041df4f-dac1-427b-b8c5-75791edf933d#funkcjonalności" text:style-name="Internet_20_link" text:visited-style-name="Visited_20_Internet_20_Link">Funkcjonalności</text:a> </text:p>
        </text:list-item>
        <text:list-item>
          <text:p text:style-name="P1"><text:a xlink:type="simple" xlink:href="https://lovable.dev/projects/a041df4f-dac1-427b-b8c5-75791edf933d#technologie" text:style-name="Internet_20_link" text:visited-style-name="Visited_20_Internet_20_Link">Technologie</text:a> </text:p>
        </text:list-item>
        <text:list-item>
          <text:p text:style-name="P1"><text:a xlink:type="simple" xlink:href="https://lovable.dev/projects/a041df4f-dac1-427b-b8c5-75791edf933d#architektura" text:style-name="Internet_20_link" text:visited-style-name="Visited_20_Internet_20_Link">Architektura</text:a> </text:p>
        </text:list-item>
        <text:list-item>
          <text:p text:style-name="P1"><text:a xlink:type="simple" xlink:href="https://lovable.dev/projects/a041df4f-dac1-427b-b8c5-75791edf933d#instrukcja-użytkowania" text:style-name="Internet_20_link" text:visited-style-name="Visited_20_Internet_20_Link">Instrukcja użytkowania</text:a> </text:p>
        </text:list-item>
        <text:list-item>
          <text:p text:style-name="P2"><text:a xlink:type="simple" xlink:href="https://lovable.dev/projects/a041df4f-dac1-427b-b8c5-75791edf933d#instalacja-i-uruchomienie" text:style-name="Internet_20_link" text:visited-style-name="Visited_20_Internet_20_Link">Instalacja i uruchomienie</text:a> </text:p>
        </text:list-item>
      </text:list>
      <text:h text:style-name="Heading_20_2" text:outline-level="2">Opis aplikacji</text:h>
      <text:p text:style-name="Text_20_body">NotatnikOnline to aplikacja webowa służąca do zarządzania notatkami. Umożliwia użytkownikom tworzenie, edycję i organizację notatek w bezpiecznym, internetowym środowisku. Aplikacja obsługuje system kont użytkowników i pozwala na udostępnianie wybranych notatek publicznie.</text:p>
      <text:h text:style-name="Heading_20_2" text:outline-level="2">Funkcjonalności</text:h>
      <text:h text:style-name="Heading_20_3" text:outline-level="3">System użytkowników</text:h>
      <text:list text:style-name="L2">
        <text:list-item>
          <text:p text:style-name="P3">Rejestracja nowych użytkowników </text:p>
        </text:list-item>
        <text:list-item>
          <text:p text:style-name="P3">Logowanie do istniejącego konta </text:p>
        </text:list-item>
        <text:list-item>
          <text:p text:style-name="P3">Wylogowywanie </text:p>
        </text:list-item>
        <text:list-item>
          <text:p text:style-name="P4">Zarządzanie profilem użytkownika </text:p>
        </text:list-item>
      </text:list>
      <text:h text:style-name="Heading_20_3" text:outline-level="3">Zarządzanie notatkami</text:h>
      <text:list text:style-name="L3">
        <text:list-item>
          <text:p text:style-name="P5">Tworzenie nowych notatek </text:p>
        </text:list-item>
        <text:list-item>
          <text:p text:style-name="P5">Edycja istniejących notatek </text:p>
        </text:list-item>
        <text:list-item>
          <text:p text:style-name="P5">Usuwanie notatek </text:p>
        </text:list-item>
        <text:list-item>
          <text:p text:style-name="P5">Ustawianie statusu notatki (publiczna/prywatna) </text:p>
        </text:list-item>
        <text:list-item>
          <text:p text:style-name="P6">Przeglądanie publicznych notatek innych użytkowników </text:p>
        </text:list-item>
      </text:list>
      <text:h text:style-name="Heading_20_3" text:outline-level="3">Interfejs użytkownika</text:h>
      <text:list text:style-name="L4">
        <text:list-item>
          <text:p text:style-name="P7">Responsywny design dostosowany do różnych urządzeń </text:p>
        </text:list-item>
        <text:list-item>
          <text:p text:style-name="P7">Intuicyjny system nawigacji </text:p>
        </text:list-item>
        <text:list-item>
          <text:p text:style-name="P7">Przejrzysty podgląd listy notatek </text:p>
        </text:list-item>
        <text:list-item>
          <text:p text:style-name="P8">System powiadomień o wykonanych akcjach </text:p>
        </text:list-item>
      </text:list>
      <text:h text:style-name="Heading_20_2" text:outline-level="2">Technologie</text:h>
      <text:h text:style-name="Heading_20_3" text:outline-level="3">Frontend</text:h>
      <text:list text:style-name="L5">
        <text:list-item>
          <text:p text:style-name="P9">React 18 </text:p>
        </text:list-item>
        <text:list-item>
          <text:p text:style-name="P9">TypeScript </text:p>
        </text:list-item>
        <text:list-item>
          <text:p text:style-name="P9"><text:soft-page-break/>Vite (system budowania) </text:p>
        </text:list-item>
        <text:list-item>
          <text:p text:style-name="P9">Tailwind CSS (stylowanie) </text:p>
        </text:list-item>
        <text:list-item>
          <text:p text:style-name="P9">shadcn/ui (komponenty interfejsu) </text:p>
        </text:list-item>
        <text:list-item>
          <text:p text:style-name="P9">React Router (nawigacja) </text:p>
        </text:list-item>
        <text:list-item>
          <text:p text:style-name="P10">React Query (zarządzanie stanem i zapytaniami) </text:p>
        </text:list-item>
      </text:list>
      <text:h text:style-name="Heading_20_3" text:outline-level="3">Backend</text:h>
      <text:list text:style-name="L6">
        <text:list-item>
          <text:p text:style-name="P11">Supabase (baza danych i autentykacja) </text:p>
        </text:list-item>
        <text:list-item>
          <text:p text:style-name="P12">PostgreSQL (system bazodanowy) </text:p>
        </text:list-item>
      </text:list>
      <text:h text:style-name="Heading_20_2" text:outline-level="2">Architektura</text:h>
      <text:h text:style-name="Heading_20_3" text:outline-level="3">Struktura katalogów</text:h>
      <text:p text:style-name="Preformatted_20_Text">src/</text:p>
      <text:p text:style-name="Preformatted_20_Text"><text:s text:c="2"/>├── components/ <text:s text:c="4"/># Komponenty React</text:p>
      <text:p text:style-name="Preformatted_20_Text"><text:s text:c="2"/>├── pages/ <text:s text:c="8"/># Komponenty stron</text:p>
      <text:p text:style-name="Preformatted_20_Text"><text:s text:c="2"/>├── lib/ <text:s text:c="10"/># Biblioteki i utilities</text:p>
      <text:p text:style-name="Preformatted_20_Text"><text:s text:c="2"/>├── integrations/ <text:s/># Integracje (np. Supabase)</text:p>
      <text:p text:style-name="P13"><text:s text:c="2"/>└── types/ <text:s text:c="8"/># Definicje TypeScript</text:p>
      <text:h text:style-name="Heading_20_3" text:outline-level="3">Główne komponenty</text:h>
      <text:list text:style-name="L7">
        <text:list-item>
          <text:p text:style-name="P14">Layout.tsx - Główny układ aplikacji </text:p>
        </text:list-item>
        <text:list-item>
          <text:p text:style-name="P14">Auth.tsx - System autentykacji </text:p>
        </text:list-item>
        <text:list-item>
          <text:p text:style-name="P14">Index.tsx - Strona główna z listą notatek </text:p>
        </text:list-item>
        <text:list-item>
          <text:p text:style-name="P15">PublicNotes.tsx - Strona z publicznymi notatkami </text:p>
        </text:list-item>
      </text:list>
      <text:h text:style-name="Heading_20_2" text:outline-level="2">Instrukcja użytkowania</text:h>
      <text:h text:style-name="Heading_20_3" text:outline-level="3">Rejestracja i logowanie</text:h>
      <text:list text:style-name="L8">
        <text:list-item>
          <text:p text:style-name="P16">Kliknij przycisk "Zarejestruj się" na stronie głównej </text:p>
        </text:list-item>
        <text:list-item>
          <text:p text:style-name="P16">Wypełnij formularz rejestracji podając: </text:p>
          <text:list>
            <text:list-item>
              <text:p text:style-name="P16">Nazwę użytkownika </text:p>
            </text:list-item>
            <text:list-item>
              <text:p text:style-name="P16">Imię i nazwisko </text:p>
            </text:list-item>
            <text:list-item>
              <text:p text:style-name="P16">Adres email </text:p>
            </text:list-item>
            <text:list-item>
              <text:p text:style-name="P16">Hasło </text:p>
            </text:list-item>
          </text:list>
        </text:list-item>
        <text:list-item>
          <text:p text:style-name="P17">Po rejestracji możesz zalogować się używając emaila i hasła </text:p>
        </text:list-item>
      </text:list>
      <text:h text:style-name="Heading_20_3" text:outline-level="3">Zarządzanie notatkami</text:h>
      <text:list text:style-name="L9">
        <text:list-item>
          <text:p text:style-name="P18"><text:span text:style-name="Strong_20_Emphasis">Tworzenie notatki:</text:span></text:p>
          <text:list>
            <text:list-item>
              <text:p text:style-name="P19">Wypełnij pole tytułu </text:p>
            </text:list-item>
            <text:list-item>
              <text:p text:style-name="P19">Wprowadź treść notatki </text:p>
            </text:list-item>
            <text:list-item>
              <text:p text:style-name="P19">Opcjonalnie ustaw notatkę jako publiczną </text:p>
            </text:list-item>
            <text:list-item>
              <text:p text:style-name="P19">Kliknij "Utwórz notatkę" </text:p>
            </text:list-item>
          </text:list>
        </text:list-item>
        <text:list-item>
          <text:p text:style-name="P18"><text:span text:style-name="Strong_20_Emphasis">Edycja notatki:</text:span></text:p>
          <text:list>
            <text:list-item>
              <text:p text:style-name="P19"><text:soft-page-break/>Znajdź notatkę na liście </text:p>
            </text:list-item>
            <text:list-item>
              <text:p text:style-name="P19">Kliknij ikonę edycji </text:p>
            </text:list-item>
            <text:list-item>
              <text:p text:style-name="P19">Wprowadź zmiany </text:p>
            </text:list-item>
            <text:list-item>
              <text:p text:style-name="P19">Zapisz zmiany </text:p>
            </text:list-item>
          </text:list>
        </text:list-item>
        <text:list-item>
          <text:p text:style-name="P18"><text:span text:style-name="Strong_20_Emphasis">Usuwanie notatki:</text:span></text:p>
          <text:list>
            <text:list-item>
              <text:p text:style-name="P19">Znajdź notatkę na liście </text:p>
            </text:list-item>
            <text:list-item>
              <text:p text:style-name="P19">Kliknij ikonę kosza </text:p>
            </text:list-item>
            <text:list-item>
              <text:p text:style-name="P18">Potwierdź usunięcie </text:p>
            </text:list-item>
          </text:list>
        </text:list-item>
      </text:list>
      <text:h text:style-name="Heading_20_3" text:outline-level="3">Przeglądanie notatek publicznych</text:h>
      <text:list text:style-name="L10">
        <text:list-item>
          <text:p text:style-name="P20">Przejdź do zakładki "Publiczne Notatki" </text:p>
        </text:list-item>
        <text:list-item>
          <text:p text:style-name="P21">Przeglądaj notatki udostępnione przez innych użytkowników </text:p>
        </text:list-item>
      </text:list>
      <text:h text:style-name="Heading_20_2" text:outline-level="2">Instalacja i uruchomienie</text:h>
      <text:h text:style-name="Heading_20_3" text:outline-level="3">Wymagania systemowe</text:h>
      <text:list text:style-name="L11">
        <text:list-item>
          <text:p text:style-name="P22">Node.js (wersja 14 lub wyższa) </text:p>
        </text:list-item>
        <text:list-item>
          <text:p text:style-name="P22">npm lub yarn </text:p>
        </text:list-item>
        <text:list-item>
          <text:p text:style-name="P23">Połączenie z internetem (dla Supabase) </text:p>
        </text:list-item>
      </text:list>
      <text:h text:style-name="Heading_20_3" text:outline-level="3">Kroki instalacji</text:h>
      <text:list text:style-name="L12">
        <text:list-item>
          <text:p text:style-name="P24">Sklonuj repozytorium: </text:p>
        </text:list-item>
      </text:list>
      <text:p text:style-name="P25"><text:span text:style-name="Source_20_Text"><text:span text:style-name="T1">git</text:span></text:span><text:span text:style-name="Source_20_Text"><text:span text:style-name="T2"> clone &lt;URL_REPOZYTORIUM&gt;</text:span></text:span></text:p>
      <text:list text:style-name="L13">
        <text:list-item>
          <text:p text:style-name="P26">Zainstaluj zależności: </text:p>
        </text:list-item>
      </text:list>
      <text:p text:style-name="P25"><text:span text:style-name="Source_20_Text"><text:span text:style-name="T1">npm</text:span></text:span><text:span text:style-name="Source_20_Text"><text:span text:style-name="T2"> </text:span></text:span><text:span text:style-name="Source_20_Text"><text:span text:style-name="T1">install</text:span></text:span></text:p>
      <text:list text:style-name="L14">
        <text:list-item>
          <text:p text:style-name="P27">Uruchom aplikację w trybie developerskim: </text:p>
        </text:list-item>
      </text:list>
      <text:p text:style-name="P25"><text:span text:style-name="Source_20_Text"><text:span text:style-name="T1">npm</text:span></text:span><text:span text:style-name="Source_20_Text"><text:span text:style-name="T2"> run dev</text:span></text:span></text:p>
      <text:list text:style-name="L15">
        <text:list-item>
          <text:p text:style-name="P28">Aby zbudować wersję produkcyjną: </text:p>
        </text:list-item>
      </text:list>
      <text:p text:style-name="P25"><text:span text:style-name="Source_20_Text"><text:span text:style-name="T1">npm</text:span></text:span><text:span text:style-name="Source_20_Text"><text:span text:style-name="T2"> run build</text:span></text:span></text:p>
      <text:h text:style-name="Heading_20_3" text:outline-level="3">Konfiguracja środowiska</text:h>
      <text:list text:style-name="L16">
        <text:list-item>
          <text:p text:style-name="P29">Upewnij się, że masz skonfigurowane zmienne środowiskowe dla Supabase </text:p>
        </text:list-item>
        <text:list-item>
          <text:p text:style-name="P30">W trybie developerskim aplikacja domyślnie uruchamia się na porcie 8080 </text:p>
        </text:list-item>
      </text:list>
      <text:h text:style-name="Heading_20_2" text:outline-level="2">Bezpieczeństwo</text:h>
      <text:list text:style-name="L17">
        <text:list-item>
          <text:p text:style-name="P31">Wszystkie hasła są bezpiecznie hashowane </text:p>
        </text:list-item>
        <text:list-item>
          <text:p text:style-name="P31">Połączenie z bazą danych jest szyfrowane </text:p>
        </text:list-item>
        <text:list-item>
          <text:p text:style-name="P31"><text:soft-page-break/>Prywatne notatki są dostępne tylko dla ich właścicieli </text:p>
        </text:list-item>
        <text:list-item>
          <text:p text:style-name="P32">Implementacja Row Level Security (RLS) w bazie danych </text:p>
        </text:list-item>
      </text:list>
      <text:h text:style-name="Heading_20_2" text:outline-level="2">Wsparcie</text:h>
      <text:p text:style-name="Text_20_body">W razie problemów lub pytań:</text:p>
      <text:list text:style-name="L18">
        <text:list-item>
          <text:p text:style-name="P33">Sprawdź sekcję FAQ w dokumentacji </text:p>
        </text:list-item>
        <text:list-item>
          <text:p text:style-name="P33">Skontaktuj się z zespołem wsparcia </text:p>
        </text:list-item>
        <text:list-item>
          <text:p text:style-name="P34">Zgłoś problem w systemie śledzenia błędów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Andale Mono', 'Ubuntu Mono'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3:43:23.842000000</meta:creation-date>
    <dc:date>2025-02-09T13:43:46.844000000</dc:date>
    <meta:editing-duration>PT24S</meta:editing-duration>
    <meta:editing-cycles>1</meta:editing-cycles>
    <meta:document-statistic meta:table-count="0" meta:image-count="0" meta:object-count="0" meta:page-count="4" meta:paragraph-count="106" meta:word-count="463" meta:character-count="3281" meta:non-whitespace-character-count="2886"/>
    <meta:generator>LibreOffice/24.8.4.2$Windows_X86_64 LibreOffice_project/bb3cfa12c7b1bf994ecc5649a80400d06cd71002</meta:generator>
  </office:meta>
</office:document-meta>
</file>